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E000002BA87830E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f8d5" officeooo:paragraph-rsid="000bf8d5"/>
    </style:style>
    <style:style style:name="P2" style:family="paragraph" style:parent-style-name="Standard">
      <style:text-properties officeooo:rsid="000d7c38" officeooo:paragraph-rsid="000d7c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e Versionamento</text:p>
      <text:p text:style-name="P1"/>
      <text:p text:style-name="P1"><draw:frame draw:style-name="fr1" draw:name="Figura1" text:anchor-type="char" svg:x="0cm" svg:y="0.333cm" svg:width="17cm" svg:height="10.613cm" draw:z-index="0"><draw:image xlink:href="Pictures/100000010000045E000002BA87830ECE.png" xlink:type="simple" xlink:show="embed" xlink:actuate="onLoad" draw:mime-type="image/png"/></draw:frame></text:p>
      <text:p text:style-name="P1"/>
      <text:p text:style-name="P1"/>
      <text:p text:style-name="P1"/>
      <text:p text:style-name="P2">saber em qual branch está: git log –oneline –decorate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22:58:31.078259328</meta:creation-date>
    <dc:date>2024-06-11T00:23:39.078861978</dc:date>
    <meta:editing-duration>PT1H25M8S</meta:editing-duration>
    <meta:editing-cycles>2</meta:editing-cycles>
    <meta:generator>LibreOffice/24.2.3.2$Linux_X86_64 LibreOffice_project/420$Build-2</meta:generator>
    <meta:document-statistic meta:table-count="0" meta:image-count="1" meta:object-count="0" meta:page-count="1" meta:paragraph-count="2" meta:word-count="12" meta:character-count="72" meta:non-whitespace-character-count="62"/>
  </office:meta>
</office:document-meta>
</file>